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Egzaminy.A1:Egzaminy.I166"/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10:03:15.0661396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6:36.842978673</dc:date>
    <meta:generator>LibreOffice/5.4.2.2$Linux_X86_64 LibreOffice_project/40m0$Build-2</meta:generator>
    <meta:editing-duration>PT26M56S</meta:editing-duration>
    <meta:editing-cycles>12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